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1c7e8" officeooo:paragraph-rsid="0011c7e8" style:font-size-asian="14pt" style:font-size-complex="14pt"/>
    </style:style>
    <style:style style:name="P2"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234c6" officeooo:paragraph-rsid="001234c6" style:font-size-asian="14pt" style:font-size-complex="14pt"/>
    </style:style>
    <style:style style:name="P3" style:family="paragraph" style:parent-style-name="Standard">
      <style:paragraph-properties fo:margin-top="0cm" fo:margin-bottom="0cm" loext:contextual-spacing="false" fo:line-height="150%" fo:text-align="justify" style:justify-single-word="false" fo:break-before="page"/>
      <style:text-properties style:font-name="Times New Roman" fo:font-size="14pt" fo:language="rue" fo:country="UA" officeooo:rsid="001234c6" officeooo:paragraph-rsid="001234c6" style:font-size-asian="14pt" style:font-size-complex="14pt"/>
    </style:style>
    <style:style style:name="T1" style:family="text">
      <style:text-properties officeooo:rsid="0013aae8"/>
    </style:style>
    <style:style style:name="T2" style:family="text">
      <style:text-properties officeooo:rsid="00168da9"/>
    </style:style>
    <style:style style:name="T3" style:family="text">
      <style:text-properties officeooo:rsid="001807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СТУП</text:p>
      <text:p text:style-name="P1"/>
      <text:p text:style-name="P2"><text:tab/><text:span text:style-name="T1">В умовах тісної конкуренції на ринку IT, термін виконання проекту є важливим показником у виборі виконавця. Для того щоб встигнути у терміни, програмісти пишуть код, який легко втілити в короткотерміновій перспективі, замість найкращого рішення. Це призводить до такого поняття, як технічний борг або борг проектування чи борг коду. Якщо технічний борг не погасити вчасно, він може акумулюватися, внаслідок чого з часом стає все важче втілювати зміни. Зміни впроваджуються довше, що погано для двох сторін, тому <text:s/>що проект виконується довше і потребує додаткового фінансування.</text:span></text:p>
      <text:p text:style-name="P2"><text:tab/><text:span text:style-name="T2">Одним із рішень цієї проблеми є рефакторинг коду. Рефакторинг – перетворення програмного коду, зміна внутрішньої структури програмного забезпечення для полегшення розуміння коду і легшого внесення подальших змін без зміни зовнішньої поведінки самої системи.</text:span></text:p>
      <text:p text:style-name="P2"><text:tab/><text:span text:style-name="T2">Існує безліч показників, які повідомляють нас, що потрібно провести рефакторинг. Це дублювання коду, великі підпрограми, велика кількість рівнів вкладеності, клас має багато обов’язків, які слабо пов’язані між собою, інтерфейс класу не забезпечує достатній рівень абстракції, потрібно одночасно змінювати кілька паралельних ієрархій в класі, споріднені дані, які використовуються разом, не організовані в клас, клас не виконує роботу самостійно, а передоручає її іншим класам, назва класу або методу має ім’я, яке недостатньо точно відповідає змісту, клас має занадто багато відкритих членів, нестатичний клас складається тільки з даних або тільки з методів, в ланцюжку викликів методів передається багато зайвих даних, занадто поширене використання глобальних змін.</text:span></text:p>
      <text:p text:style-name="P2"><text:tab/><text:span text:style-name="T2">Для вирішення проблеми існують патерни проектування, які вирішують проблему на початку. Патерн проектування - повторювана архітектурна </text:span><text:soft-page-break/><text:span text:style-name="T2">конструкція, що є вирішенням проблеми проектування, у рамках деякого часто виникаючого контексту.</text:span></text:p>
      <text:p text:style-name="P2"><text:tab/>Абстрактна фабрика — це породжувальний патерн проектування, що дає змогу створювати сімейства пов’язаних об’єктів, не прив’язуючись до конкретних класів створюваних об’єктів.</text:p>
      <text:p text:style-name="P2"><text:tab/><text:span text:style-name="T2">Використання цього патерну відкидає необхідність у клієнтському коді турбуватись про те як потрібно створювати об’єкти. Розширення ієрархії класів не буде зачіпати клієнтський код, або зачіпатиме мінімально. Тобто, ієрархія класів і клієнтський код розвиватимуться паралельно не зачіпаю одне одного. З таким кодом, програмістам буде комфортно працювати, легко розширювати ієрархію класів, код буде легко читатись. А також, найважливіше, це скорочення терміну розробки, що вигідно всім сторонам.</text:span></text:p>
      <text:p text:style-name="P2"><text:tab/><text:span text:style-name="T3">Отже, дослідження патернів проектування є актуальним в нас час, тому метою курсової роботи є реалізація патерну проектування “Абстрактна фабрика”.</text:span></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3" meta:paragraph-count="8" meta:word-count="349" meta:character-count="2658" meta:non-whitespace-character-count="2307"/>
  </office:meta>
</office:document-meta>
</file>